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62mm"/>
    </style:style>
    <style:style style:name="co3" style:family="table-column">
      <style:table-column-properties fo:break-before="auto" style:column-width="28.72mm"/>
    </style:style>
    <style:style style:name="co4" style:family="table-column">
      <style:table-column-properties fo:break-before="auto" style:column-width="42.55mm"/>
    </style:style>
    <style:style style:name="co5" style:family="table-column">
      <style:table-column-properties fo:break-before="auto" style:column-width="41.31mm"/>
    </style:style>
    <style:style style:name="co6" style:family="table-column">
      <style:table-column-properties fo:break-before="auto" style:column-width="70.24mm"/>
    </style:style>
    <style:style style:name="co7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44"/>
    <style:style style:name="ce4" style:family="table-cell" style:parent-style-name="Default" style:data-style-name="N120"/>
    <style:style style:name="ce5" style:family="table-cell" style:parent-style-name="Default" style:data-style-name="N36"/>
    <style:style style:name="ce6" style:family="table-cell" style:parent-style-name="Default" style:data-style-name="N115"/>
    <style:style style:name="ce7" style:family="table-cell" style:parent-style-name="Default" style:data-style-name="N117"/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relief="none" fo:font-size="10pt" fo:language="en" fo:country="CA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name="Liberation Sans" style:text-overline-style="none" style:text-overline-color="font-color"/>
    </style:style>
    <style:style style:name="T3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CA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 Regular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riginal-datase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entries</text:p>
          </table:table-cell>
          <table:table-cell office:value-type="string" calcext:value-type="string">
            <text:p># conditions</text:p>
          </table:table-cell>
          <table:table-cell office:value-type="string" calcext:value-type="string">
            <text:p># drugs</text:p>
          </table:table-cell>
          <table:table-cell office:value-type="string" calcext:value-type="string">
            <text:p>% rating &lt;= 4</text:p>
          </table:table-cell>
          <table:table-cell office:value-type="string" calcext:value-type="string">
            <text:p>% 4 &lt; rating &lt; 7</text:p>
          </table:table-cell>
          <table:table-cell office:value-type="string" calcext:value-type="string">
            <text:p>% rating &gt;= 7</text:p>
          </table:table-cell>
        </table:table-row>
        <table:table-row table:style-name="ro1">
          <table:table-cell table:formula="of:=SUM(161297; 53766)" office:value-type="float" office:value="215063" calcext:value-type="float">
            <text:p>215063</text:p>
          </table:table-cell>
          <table:table-cell office:value-type="float" office:value="836" calcext:value-type="float">
            <text:p>836</text:p>
          </table:table-cell>
          <table:table-cell office:value-type="float" office:value="3654" calcext:value-type="float">
            <text:p>365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</table:table-row>
      </table:table>
      <table:table table:name="new-dataset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drugs in pubchem</text:p>
          </table:table-cell>
          <table:table-cell office:value-type="string" calcext:value-type="string">
            <text:p># drugs not in pubchem</text:p>
          </table:table-cell>
          <table:table-cell office:value-type="string" calcext:value-type="string">
            <text:p># duplicate drugs</text:p>
          </table:table-cell>
          <table:table-cell office:value-type="string" calcext:value-type="string">
            <text:p># reviews of pubchem drugs</text:p>
          </table:table-cell>
          <table:table-cell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171" calcext:value-type="float">
            <text:p>1171</text:p>
          </table:table-cell>
          <table:table-cell table:formula="of:=3654-[.A3]-[.B3]" office:value-type="float" office:value="1113" calcext:value-type="float">
            <text:p>1113</text:p>
          </table:table-cell>
          <table:table-cell office:value-type="float" office:value="176504" calcext:value-type="float">
            <text:p>1765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]-[.B3]-[.A3]" office:value-type="float" office:value="1130" calcext:value-type="float">
            <text:p>113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drugs total:</text:p>
          </table:table-cell>
          <table:table-cell office:value-type="float" office:value="3671" calcext:value-type="float">
            <text:p>367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eported drugs total:</text:p>
          </table:table-cell>
          <table:table-cell office:value-type="float" office:value="3654" calcext:value-type="float">
            <text:p>3654</text:p>
          </table:table-cell>
          <table:table-cell table:number-columns-repeated="3"/>
        </table:table-row>
        <table:table-row table:style-name="ro1">
          <table:table-cell/>
          <table:table-cell table:formula="of:=SUM([.A3];[.C3])" office:value-type="float" office:value="2483" calcext:value-type="float">
            <text:p>2483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ll in number of lett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mean review length</text:p>
          </table:table-cell>
          <table:table-cell office:value-type="string" calcext:value-type="string">
            <text:p># median review length</text:p>
          </table:table-cell>
          <table:table-cell office:value-type="string" calcext:value-type="string">
            <text:p># min review length</text:p>
          </table:table-cell>
          <table:table-cell office:value-type="string" calcext:value-type="string">
            <text:p># max review length</text:p>
          </table:table-cell>
          <table:table-cell office:value-type="string" calcext:value-type="string">
            <text:p># rev &gt;= 7</text:p>
          </table:table-cell>
          <table:table-cell office:value-type="string" calcext:value-type="string">
            <text:p># rev &lt; 7</text:p>
          </table:table-cell>
        </table:table-row>
        <table:table-row table:style-name="ro1">
          <table:table-cell table:style-name="ce1" office:value-type="float" office:value="345.920137787246" calcext:value-type="float">
            <text:p>345.92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8262" calcext:value-type="float">
            <text:p>8262</text:p>
          </table:table-cell>
          <table:table-cell office:value-type="float" office:value="118915" calcext:value-type="float">
            <text:p>118915</text:p>
          </table:table-cell>
          <table:table-cell office:value-type="float" office:value="57589" calcext:value-type="float">
            <text:p>5758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# drug data from trimmed with rev l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 x &lt;- d[, c(1,2,4,9)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 summary(x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11"/>drugName</text:p>
          </table:table-cell>
          <table:table-cell office:value-type="string" calcext:value-type="string">
            <text:p><text:s text:c="11"/>condition</text:p>
          </table:table-cell>
          <table:table-cell office:value-type="string" calcext:value-type="string">
            <text:p><text:s text:c="6"/>ra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evonorgestrel: <text:s/>4930</text:p>
          </table:table-cell>
          <table:table-cell office:value-type="string" calcext:value-type="string">
            <text:p><text:s/>Birth Control <text:s/>: 23579</text:p>
          </table:table-cell>
          <table:table-cell office:value-type="string" calcext:value-type="string">
            <text:p><text:s text:c="2"/>Min. <text:s text:c="2"/>: 1.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Etonogestrel <text:s/>: <text:s/>4421</text:p>
          </table:table-cell>
          <table:table-cell office:value-type="string" calcext:value-type="string">
            <text:p><text:s/>Depression <text:s text:c="4"/>: 11518</text:p>
          </table:table-cell>
          <table:table-cell office:value-type="string" calcext:value-type="string">
            <text:p><text:s text:c="2"/>1st Qu.: 5.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Nexplanon <text:s text:c="4"/>: <text:s/>2892</text:p>
          </table:table-cell>
          <table:table-cell office:value-type="string" calcext:value-type="string">
            <text:p><text:s/>Anxiety <text:s text:c="7"/>: <text:s/>7703</text:p>
          </table:table-cell>
          <table:table-cell office:value-type="string" calcext:value-type="string">
            <text:p><text:s text:c="2"/>Median : 8.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Phentermine <text:s text:c="2"/>: <text:s/>2085</text:p>
          </table:table-cell>
          <table:table-cell office:value-type="string" calcext:value-type="string">
            <text:p><text:s/>Pain <text:s text:c="10"/>: <text:s/>6446</text:p>
          </table:table-cell>
          <table:table-cell office:value-type="string" calcext:value-type="string">
            <text:p><text:s text:c="2"/>Mean <text:s text:c="2"/>: 7.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ertraline <text:s text:c="3"/>: <text:s/>1868</text:p>
          </table:table-cell>
          <table:table-cell office:value-type="string" calcext:value-type="string">
            <text:p><text:s/>Acne <text:s text:c="10"/>: <text:s/>5694</text:p>
          </table:table-cell>
          <table:table-cell office:value-type="string" calcext:value-type="string">
            <text:p><text:s text:c="2"/>3rd Qu.:10.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Escitalopram <text:s/>: <text:s/>1747</text:p>
          </table:table-cell>
          <table:table-cell office:value-type="string" calcext:value-type="string">
            <text:p><text:s/>Bipolar Disorde: <text:s/>5531</text:p>
          </table:table-cell>
          <table:table-cell office:value-type="string" calcext:value-type="string">
            <text:p><text:s text:c="2"/>Max. <text:s text:c="2"/>:10.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Other) <text:s text:c="6"/>:158561</text:p>
          </table:table-cell>
          <table:table-cell office:value-type="string" calcext:value-type="string">
            <text:p><text:s/>(Other) <text:s text:c="7"/>:116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revLenDe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ng <text:s text:c="2"/>:35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medium :354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short <text:s/>:352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v.long :35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v.short:35261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&gt; summary(x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11"/>drugName</text:p>
          </table:table-cell>
          <table:table-cell office:value-type="string" calcext:value-type="string">
            <text:p><text:s text:c="11"/>condition</text:p>
          </table:table-cell>
          <table:table-cell office:value-type="string" calcext:value-type="string">
            <text:p><text:s text:c="2"/>rating</text:p>
          </table:table-cell>
          <table:table-cell office:value-type="string" calcext:value-type="string">
            <text:p><text:s text:c="3"/>revLenDe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evonorgestrel: <text:s/>4930</text:p>
          </table:table-cell>
          <table:table-cell office:value-type="string" calcext:value-type="string">
            <text:p><text:s/>Birth Control <text:s/>: 23579</text:p>
          </table:table-cell>
          <table:table-cell table:style-name="ce3" office:value-type="time" office:time-value="PT959H49M00S" calcext:value-type="time">
            <text:p>959:49:00</text:p>
          </table:table-cell>
          <table:table-cell office:value-type="string" calcext:value-type="string">
            <text:p><text:s/>long <text:s text:c="2"/>:35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tonogestrel <text:s/>: <text:s/>4421</text:p>
          </table:table-cell>
          <table:table-cell office:value-type="string" calcext:value-type="string">
            <text:p><text:s/>Depression <text:s text:c="4"/>: 11518</text:p>
          </table:table-cell>
          <table:table-cell table:style-name="ce3" office:value-type="time" office:time-value="PT890H39M00S" calcext:value-type="time">
            <text:p>890:39:00</text:p>
          </table:table-cell>
          <table:table-cell office:value-type="string" calcext:value-type="string">
            <text:p><text:s/>medium :35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explanon <text:s text:c="4"/>: <text:s/>2892</text:p>
          </table:table-cell>
          <table:table-cell office:value-type="string" calcext:value-type="string">
            <text:p><text:s/>Anxiety <text:s text:c="7"/>: <text:s/>7703</text:p>
          </table:table-cell>
          <table:table-cell/>
          <table:table-cell office:value-type="string" calcext:value-type="string">
            <text:p><text:s/>short <text:s/>:35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hentermine <text:s text:c="2"/>: <text:s/>2085</text:p>
          </table:table-cell>
          <table:table-cell office:value-type="string" calcext:value-type="string">
            <text:p><text:s/>Pain <text:s text:c="10"/>: <text:s/>6446</text:p>
          </table:table-cell>
          <table:table-cell/>
          <table:table-cell office:value-type="string" calcext:value-type="string">
            <text:p><text:s/>v.long :35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rtraline <text:s text:c="3"/>: <text:s/>1868</text:p>
          </table:table-cell>
          <table:table-cell office:value-type="string" calcext:value-type="string">
            <text:p><text:s/>Acne <text:s text:c="10"/>: <text:s/>5694</text:p>
          </table:table-cell>
          <table:table-cell/>
          <table:table-cell office:value-type="string" calcext:value-type="string">
            <text:p><text:s/>v.short:35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scitalopram <text:s/>: <text:s/>1747</text:p>
          </table:table-cell>
          <table:table-cell office:value-type="string" calcext:value-type="string">
            <text:p><text:s/>Bipolar Disorde: <text:s/>5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(Other) <text:s text:c="6"/>:158561</text:p>
          </table:table-cell>
          <table:table-cell office:value-type="string" calcext:value-type="string">
            <text:p><text:s/>(Other) <text:s text:c="7"/>:116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5"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table:formula="of:=57589/(118915+57589)" office:value-type="float" office:value="0.326275891764493" calcext:value-type="float">
            <text:p>0.326275891764493</text:p>
          </table:table-cell>
          <table:table-cell table:number-columns-repeated="4"/>
        </table:table-row>
        <table:table-row table:style-name="ro1">
          <table:table-cell/>
          <table:table-cell table:formula="of:=1-[.B57]" office:value-type="float" office:value="0.673724108235507" calcext:value-type="float">
            <text:p>0.673724108235507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drug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(%)</text:p>
          </table:table-cell>
        </table:table-row>
        <table:table-row table:style-name="ro1">
          <table:table-cell office:value-type="string" calcext:value-type="string">
            <text:p>Levonorgestrel</text:p>
          </table:table-cell>
          <table:table-cell office:value-type="float" office:value="4930" calcext:value-type="float">
            <text:p>4930</text:p>
          </table:table-cell>
          <table:table-cell table:style-name="ce4" table:formula="of:=[.B64]/(SUM([.$B$64:.$B$70]))*100" office:value-type="float" office:value="2.79313783257037" calcext:value-type="float">
            <text:p>2.8</text:p>
          </table:table-cell>
          <table:table-cell office:value-type="string" calcext:value-type="string">
            <text:p>Birth Control</text:p>
          </table:table-cell>
          <table:table-cell office:value-type="float" office:value="23579" calcext:value-type="float">
            <text:p>23579</text:p>
          </table:table-cell>
          <table:table-cell table:style-name="ce4" table:formula="of:=[.E64]/(SUM([.$E$64:.$E$70]))*100" office:value-type="float" office:value="13.3589040475003" calcext:value-type="float">
            <text:p>13.4</text:p>
          </table:table-cell>
        </table:table-row>
        <table:table-row table:style-name="ro1">
          <table:table-cell office:value-type="string" calcext:value-type="string">
            <text:p>Etonogestrel</text:p>
          </table:table-cell>
          <table:table-cell office:value-type="float" office:value="4421" calcext:value-type="float">
            <text:p>4421</text:p>
          </table:table-cell>
          <table:table-cell table:style-name="ce4" table:formula="of:=[.B65]/(SUM([.$B$64:.$B$70]))*100" office:value-type="float" office:value="2.50475909894393" calcext:value-type="float">
            <text:p>2.5</text:p>
          </table:table-cell>
          <table:table-cell office:value-type="string" calcext:value-type="string">
            <text:p>Depression</text:p>
          </table:table-cell>
          <table:table-cell office:value-type="float" office:value="11518" calcext:value-type="float">
            <text:p>11518</text:p>
          </table:table-cell>
          <table:table-cell table:style-name="ce4" table:formula="of:=[.E65]/(SUM([.$E$64:.$E$70]))*100" office:value-type="float" office:value="6.52563114716947" calcext:value-type="float">
            <text:p>6.5</text:p>
          </table:table-cell>
        </table:table-row>
        <table:table-row table:style-name="ro1">
          <table:table-cell office:value-type="string" calcext:value-type="string">
            <text:p>Nexplanon</text:p>
          </table:table-cell>
          <table:table-cell office:value-type="float" office:value="2892" calcext:value-type="float">
            <text:p>2892</text:p>
          </table:table-cell>
          <table:table-cell table:style-name="ce4" table:formula="of:=[.B66]/(SUM([.$B$64:.$B$70]))*100" office:value-type="float" office:value="1.63848977926846" calcext:value-type="float">
            <text:p>1.6</text:p>
          </table:table-cell>
          <table:table-cell office:value-type="string" calcext:value-type="string">
            <text:p>Anxiety</text:p>
          </table:table-cell>
          <table:table-cell office:value-type="float" office:value="7703" calcext:value-type="float">
            <text:p>7703</text:p>
          </table:table-cell>
          <table:table-cell table:style-name="ce4" table:formula="of:=[.E66]/(SUM([.$E$64:.$E$70]))*100" office:value-type="float" office:value="4.36420704346644" calcext:value-type="float">
            <text:p>4.4</text:p>
          </table:table-cell>
        </table:table-row>
        <table:table-row table:style-name="ro1">
          <table:table-cell office:value-type="string" calcext:value-type="string">
            <text:p>Phentermine</text:p>
          </table:table-cell>
          <table:table-cell office:value-type="float" office:value="2085" calcext:value-type="float">
            <text:p>2085</text:p>
          </table:table-cell>
          <table:table-cell table:style-name="ce4" table:formula="of:=[.B67]/(SUM([.$B$64:.$B$70]))*100" office:value-type="float" office:value="1.18127634501201" calcext:value-type="float">
            <text:p>1.2</text:p>
          </table:table-cell>
          <table:table-cell office:value-type="string" calcext:value-type="string">
            <text:p>Pain</text:p>
          </table:table-cell>
          <table:table-cell office:value-type="float" office:value="6446" calcext:value-type="float">
            <text:p>6446</text:p>
          </table:table-cell>
          <table:table-cell table:style-name="ce4" table:formula="of:=[.E67]/(SUM([.$E$64:.$E$70]))*100" office:value-type="float" office:value="3.65204188007071" calcext:value-type="float">
            <text:p>3.7</text:p>
          </table:table-cell>
        </table:table-row>
        <table:table-row table:style-name="ro1">
          <table:table-cell office:value-type="string" calcext:value-type="string">
            <text:p>Sertraline</text:p>
          </table:table-cell>
          <table:table-cell office:value-type="float" office:value="1868" calcext:value-type="float">
            <text:p>1868</text:p>
          </table:table-cell>
          <table:table-cell table:style-name="ce4" table:formula="of:=[.B68]/(SUM([.$B$64:.$B$70]))*100" office:value-type="float" office:value="1.05833295562707" calcext:value-type="float">
            <text:p>1.1</text:p>
          </table:table-cell>
          <table:table-cell office:value-type="string" calcext:value-type="string">
            <text:p>Acne</text:p>
          </table:table-cell>
          <table:table-cell office:value-type="float" office:value="5694" calcext:value-type="float">
            <text:p>5694</text:p>
          </table:table-cell>
          <table:table-cell table:style-name="ce4" table:formula="of:=[.E68]/(SUM([.$E$64:.$E$70]))*100" office:value-type="float" office:value="3.22598921270906" calcext:value-type="float">
            <text:p>3.2</text:p>
          </table:table-cell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float" office:value="1747" calcext:value-type="float">
            <text:p>1747</text:p>
          </table:table-cell>
          <table:table-cell table:style-name="ce4" table:formula="of:=[.B69]/(SUM([.$B$64:.$B$70]))*100" office:value-type="float" office:value="0.989779268458505" calcext:value-type="float">
            <text:p>1.0</text:p>
          </table:table-cell>
          <table:table-cell office:value-type="string" calcext:value-type="string">
            <text:p>Bipolar Disorder</text:p>
          </table:table-cell>
          <table:table-cell office:value-type="float" office:value="5531" calcext:value-type="float">
            <text:p>5531</text:p>
          </table:table-cell>
          <table:table-cell table:style-name="ce4" table:formula="of:=[.E69]/(SUM([.$E$64:.$E$70]))*100" office:value-type="float" office:value="3.13364003082083" calcext:value-type="float">
            <text:p>3.1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58561" calcext:value-type="float">
            <text:p>158561</text:p>
          </table:table-cell>
          <table:table-cell table:style-name="ce4" table:formula="of:=[.B70]/(SUM([.$B$64:.$B$70]))*100" office:value-type="float" office:value="89.8342247201197" calcext:value-type="float">
            <text:p>89.8</text:p>
          </table:table-cell>
          <table:table-cell office:value-type="string" calcext:value-type="string">
            <text:p>Other</text:p>
          </table:table-cell>
          <table:table-cell office:value-type="float" office:value="116033" calcext:value-type="float">
            <text:p>116033</text:p>
          </table:table-cell>
          <table:table-cell table:style-name="ce4" table:formula="of:=[.E70]/(SUM([.$E$64:.$E$70]))*100" office:value-type="float" office:value="65.7395866382632" calcext:value-type="float">
            <text:p>65.7</text:p>
          </table:table-cell>
        </table:table-row>
      </table:table>
      <table:table table:name="arules" table:style-name="ta1">
        <table:table-column table:style-name="co1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2">
          <table:table-cell table:number-columns-repeated="7"/>
          <table:table-cell office:value-type="string" calcext:value-type="string">
            <text:p>Rule #</text:p>
            <text:p>by slift</text:p>
          </table:table-cell>
          <table:table-cell office:value-type="string" calcext:value-type="string">
            <text:p><text:s/>lhs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<text:s/>support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<text:s/>lift</text:p>
          </table:table-cell>
          <table:table-cell office:value-type="string" calcext:value-type="string">
            <text:p>slift</text:p>
          </table:table-cell>
          <table:table-cell office:value-type="string" calcext:value-type="string">
            <text:p><text:s/>count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]</text:p>
          </table:table-cell>
          <table:table-cell office:value-type="string" calcext:value-type="string">
            <text:p> {condition=</text:p>
            <text:p>Smoking Cessation}       =&gt;</text:p>
          </table:table-cell>
          <table:table-cell office:value-type="string" calcext:value-type="string">
            <text:p>{rating=1}</text:p>
          </table:table-cell>
          <table:table-cell table:style-name="ce6" office:value-type="float" office:value="0.0121357" calcext:value-type="float">
            <text:p>0.01214</text:p>
          </table:table-cell>
          <table:table-cell table:style-name="ce7" office:value-type="float" office:value="0.8796715" calcext:value-type="float">
            <text:p>0.880</text:p>
          </table:table-cell>
          <table:table-cell table:style-name="ce7" office:value-type="float" office:value="1.305685" calcext:value-type="float">
            <text:p>1.306</text:p>
          </table:table-cell>
          <table:table-cell table:style-name="ce7" office:value-type="float" office:value="0.3983573" calcext:value-type="float">
            <text:p>0.398</text:p>
          </table:table-cell>
          <table:table-cell office:value-type="float" office:value="2142" calcext:value-type="float">
            <text:p>2142</text:p>
          </table:table-cell>
        </table:table-row>
        <table:table-row table:style-name="ro2">
          <table:table-cell table:number-columns-repeated="3"/>
          <table:table-cell table:style-name="ce5"/>
          <table:table-cell table:number-columns-repeated="3"/>
          <table:table-cell office:value-type="string" calcext:value-type="string">
            <text:p>[2]</text:p>
          </table:table-cell>
          <table:table-cell office:value-type="string" calcext:value-type="string">
            <text:p> {drugName=</text:p>
            <text:p>Phentermine}              =&gt;</text:p>
          </table:table-cell>
          <table:table-cell office:value-type="string" calcext:value-type="string">
            <text:p>{rating=1}</text:p>
          </table:table-cell>
          <table:table-cell table:style-name="ce6" office:value-type="float" office:value="0.01059466" calcext:value-type="float">
            <text:p>0.01059</text:p>
          </table:table-cell>
          <table:table-cell table:style-name="ce7" office:value-type="float" office:value="0.8968825" calcext:value-type="float">
            <text:p>0.897</text:p>
          </table:table-cell>
          <table:table-cell table:style-name="ce7" office:value-type="float" office:value="1.331231" calcext:value-type="float">
            <text:p>1.331</text:p>
          </table:table-cell>
          <table:table-cell table:style-name="ce7" office:value-type="float" office:value="0.328041" calcext:value-type="float">
            <text:p>0.328</text:p>
          </table:table-cell>
          <table:table-cell office:value-type="float" office:value="1870" calcext:value-type="float">
            <text:p>1870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3]</text:p>
          </table:table-cell>
          <table:table-cell office:value-type="string" calcext:value-type="string">
            <text:p> {condition=</text:p>
            <text:p>Emergency Contraception} =&gt;</text:p>
          </table:table-cell>
          <table:table-cell office:value-type="string" calcext:value-type="string">
            <text:p>{rating=1}</text:p>
          </table:table-cell>
          <table:table-cell table:style-name="ce6" office:value-type="float" office:value="0.01522912" calcext:value-type="float">
            <text:p>0.01523</text:p>
          </table:table-cell>
          <table:table-cell table:style-name="ce7" office:value-type="float" office:value="0.8447517" calcext:value-type="float">
            <text:p>0.845</text:p>
          </table:table-cell>
          <table:table-cell table:style-name="ce7" office:value-type="float" office:value="1.253854" calcext:value-type="float">
            <text:p>1.254</text:p>
          </table:table-cell>
          <table:table-cell table:style-name="ce7" office:value-type="float" office:value="0.2237586" calcext:value-type="float">
            <text:p>0.224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min/max len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# rules generated</text:p>
          </table:table-cell>
          <table:table-cell/>
          <table:table-cell office:value-type="string" calcext:value-type="string">
            <text:p><text:s/>lhs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<text:s text:c="4"/>support</text:p>
          </table:table-cell>
          <table:table-cell office:value-type="string" calcext:value-type="string">
            <text:p><text:s/>confidence</text:p>
          </table:table-cell>
          <table:table-cell office:value-type="string" calcext:value-type="string">
            <text:p><text:s text:c="4"/>lift</text:p>
          </table:table-cell>
          <table:table-cell office:value-type="string" calcext:value-type="string">
            <text:p>slift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(a)</text:p>
          </table:table-cell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2–4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ny ra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<text:span text:style-name="T1">{drugName=Miconazole,</text:span></text:p>
            <text:p>Condition=</text:p>
            <text:p>Vaginal Yeast Infection}   =&gt;</text:p>
          </table:table-cell>
          <table:table-cell office:value-type="string" calcext:value-type="string">
            <text:p>{rating=0}</text:p>
          </table:table-cell>
          <table:table-cell table:style-name="ce6" office:value-type="float" office:value="0.006322803" calcext:value-type="float">
            <text:p>0.00632</text:p>
          </table:table-cell>
          <table:table-cell table:style-name="ce7" office:value-type="float" office:value="0.8340807" calcext:value-type="float">
            <text:p>0.834</text:p>
          </table:table-cell>
          <table:table-cell table:style-name="ce7" office:value-type="float" office:value="2.556366" calcext:value-type="float">
            <text:p>2.556</text:p>
          </table:table-cell>
          <table:table-cell table:style-name="ce7" office:value-type="float" office:value="0.5126021" calcext:value-type="float">
            <text:p>0.513</text:p>
          </table:table-cell>
          <table:table-cell office:value-type="float" office:value="1116" calcext:value-type="float">
            <text:p>1116</text:p>
          </table:table-cell>
        </table:table-row>
        <table:table-row table:style-name="ro2">
          <table:table-cell office:value-type="string" calcext:value-type="string">
            <text:p>(b)</text:p>
          </table:table-cell>
          <table:table-cell office:value-type="float" office:value="0.005" calcext:value-type="float">
            <text:p>0.005</text:p>
          </table:table-cell>
          <table:table-cell office:value-type="float" office:value="0.6" calcext:value-type="float">
            <text:p>0.6</text:p>
          </table:table-cell>
          <table:table-cell table:style-name="ce5" office:value-type="string" calcext:value-type="string">
            <text:p>2–4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ating=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 {drugName=</text:p>
            <text:p>Miconazole}                 =&gt;</text:p>
          </table:table-cell>
          <table:table-cell office:value-type="string" calcext:value-type="string">
            <text:p>{rating=0}</text:p>
          </table:table-cell>
          <table:table-cell table:style-name="ce6" office:value-type="float" office:value="0.0063398" calcext:value-type="float">
            <text:p>0.00634</text:p>
          </table:table-cell>
          <table:table-cell table:style-name="ce7" office:value-type="float" office:value="0.8325893" calcext:value-type="float">
            <text:p>0.833</text:p>
          </table:table-cell>
          <table:table-cell table:style-name="ce7" office:value-type="float" office:value="2.551795" calcext:value-type="float">
            <text:p>2.552</text:p>
          </table:table-cell>
          <table:table-cell table:style-name="ce7" office:value-type="float" office:value="0.5124382" calcext:value-type="float">
            <text:p>0.512</text:p>
          </table:table-cell>
          <table:table-cell office:value-type="float" office:value="1119" calcext:value-type="float">
            <text:p>1119</text:p>
          </table:table-cell>
        </table:table-row>
        <table:table-row table:style-name="ro2">
          <table:table-cell office:value-type="string" calcext:value-type="string">
            <text:p>(c)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2–4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ny revLenDes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 {condition=</text:p>
            <text:p>Vaginal Yeast Infection}   =&gt;</text:p>
          </table:table-cell>
          <table:table-cell office:value-type="string" calcext:value-type="string">
            <text:p>{rating=0}</text:p>
          </table:table-cell>
          <table:table-cell table:style-name="ce6" office:value-type="float" office:value="0.011104564" calcext:value-type="float">
            <text:p>0.01110</text:p>
          </table:table-cell>
          <table:table-cell table:style-name="ce7" office:value-type="float" office:value="0.6970128" calcext:value-type="float">
            <text:p>0.697</text:p>
          </table:table-cell>
          <table:table-cell table:style-name="ce7" office:value-type="float" office:value="2.136268" calcext:value-type="float">
            <text:p>2.136</text:p>
          </table:table-cell>
          <table:table-cell table:style-name="ce7" office:value-type="float" office:value="0.242532" calcext:value-type="float">
            <text:p>0.243</text:p>
          </table:table-cell>
          <table:table-cell office:value-type="float" office:value="1960" calcext:value-type="float">
            <text:p>1960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float" office:value="0.01" calcext:value-type="float">
            <text:p>0.0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2–4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 {condition=</text:p>
            <text:p>Abnormal Uterine Bleeding} =&gt;</text:p>
          </table:table-cell>
          <table:table-cell office:value-type="string" calcext:value-type="string">
            <text:p>{rating=0}</text:p>
          </table:table-cell>
          <table:table-cell table:style-name="ce6" office:value-type="float" office:value="0.007756198" calcext:value-type="float">
            <text:p>0.00776</text:p>
          </table:table-cell>
          <table:table-cell table:style-name="ce7" office:value-type="float" office:value="0.6942191" calcext:value-type="float">
            <text:p>0.694</text:p>
          </table:table-cell>
          <table:table-cell table:style-name="ce7" office:value-type="float" office:value="2.127706" calcext:value-type="float">
            <text:p>2.128</text:p>
          </table:table-cell>
          <table:table-cell table:style-name="ce7" office:value-type="float" office:value="0.2355477" calcext:value-type="float">
            <text:p>0.236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string" calcext:value-type="string">
            <text:p>(e)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–4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one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<text:s/>lhs</text:p>
          </table:table-cell>
          <table:table-cell office:value-type="string" calcext:value-type="string">
            <text:p><text:s/>rhs</text:p>
          </table:table-cell>
          <table:table-cell office:value-type="string" calcext:value-type="string">
            <text:p><text:s text:c="5"/>support</text:p>
          </table:table-cell>
          <table:table-cell office:value-type="string" calcext:value-type="string">
            <text:p><text:s/>confidence</text:p>
          </table:table-cell>
          <table:table-cell office:value-type="string" calcext:value-type="string">
            <text:p><text:s text:c="4"/>lift</text:p>
          </table:table-cell>
          <table:table-cell office:value-type="string" calcext:value-type="string">
            <text:p><text:s text:c="5"/>slift</text:p>
          </table:table-cell>
          <table:table-cell office:value-type="string" calcext:value-type="string">
            <text:p><text:s/>count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]</text:p>
          </table:table-cell>
          <table:table-cell office:value-type="string" calcext:value-type="string">
            <text:p> {condition=Conjunctivitis, Bacterial,</text:p>
            <text:p><text:span text:style-name="T1">  Rating=1}                            =&gt;</text:span></text:p>
          </table:table-cell>
          <table:table-cell office:value-type="string" calcext:value-type="string">
            <text:p><text:s/>{revLenDesc=v.short}</text:p>
          </table:table-cell>
          <table:table-cell office:value-type="float" office:value="0.0001643022" calcext:value-type="float">
            <text:p>0.0001643022</text:p>
          </table:table-cell>
          <table:table-cell office:value-type="float" office:value="0.8285714" calcext:value-type="float">
            <text:p>0.8285714</text:p>
          </table:table-cell>
          <table:table-cell office:value-type="float" office:value="4.147533" calcext:value-type="float">
            <text:p>4.147533</text:p>
          </table:table-cell>
          <table:table-cell office:value-type="float" office:value="0.42857143" calcext:value-type="float">
            <text:p>0.428571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2]</text:p>
          </table:table-cell>
          <table:table-cell office:value-type="string" calcext:value-type="string">
            <text:p><text:s/>{drugName=Acetaminophen} <text:s text:c="13"/>=&gt;</text:p>
          </table:table-cell>
          <table:table-cell office:value-type="string" calcext:value-type="string">
            <text:p><text:s/>{revLenDesc=v.short}</text:p>
          </table:table-cell>
          <table:table-cell office:value-type="float" office:value="0.0001756334" calcext:value-type="float">
            <text:p>0.0001756334</text:p>
          </table:table-cell>
          <table:table-cell office:value-type="float" office:value="0.7948718" calcext:value-type="float">
            <text:p>0.7948718</text:p>
          </table:table-cell>
          <table:table-cell office:value-type="float" office:value="3.978845" calcext:value-type="float">
            <text:p>3.978845</text:p>
          </table:table-cell>
          <table:table-cell office:value-type="float" office:value="0.31623932" calcext:value-type="float">
            <text:p>0.31623932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3]</text:p>
          </table:table-cell>
          <table:table-cell office:value-type="string" calcext:value-type="string">
            <text:p> {drugName=Acetaminophen,</text:p>
            <text:p><text:span text:style-name="T1">  Rating=1}                            =&gt;</text:span></text:p>
          </table:table-cell>
          <table:table-cell office:value-type="string" calcext:value-type="string">
            <text:p><text:s/>{revLenDesc=v.short}</text:p>
          </table:table-cell>
          <table:table-cell office:value-type="float" office:value="0.0001303087" calcext:value-type="float">
            <text:p>0.0001303087</text:p>
          </table:table-cell>
          <table:table-cell office:value-type="float" office:value="0.7931034" calcext:value-type="float">
            <text:p>0.7931034</text:p>
          </table:table-cell>
          <table:table-cell office:value-type="float" office:value="3.969993" calcext:value-type="float">
            <text:p>3.969993</text:p>
          </table:table-cell>
          <table:table-cell office:value-type="float" office:value="0.31034483" calcext:value-type="float">
            <text:p>0.31034483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4]</text:p>
          </table:table-cell>
          <table:table-cell office:value-type="string" calcext:value-type="string">
            <text:p> {drugName=Acetaminophen,</text:p>
            <text:p><text:span text:style-name="T1">  condition=Pain}                      =&gt;</text:span></text:p>
          </table:table-cell>
          <table:table-cell office:value-type="string" calcext:value-type="string">
            <text:p><text:s/>{revLenDesc=v.short}</text:p>
          </table:table-cell>
          <table:table-cell office:value-type="float" office:value="0.0001133119" calcext:value-type="float">
            <text:p>0.0001133119</text:p>
          </table:table-cell>
          <table:table-cell office:value-type="float" office:value="0.7407407" calcext:value-type="float">
            <text:p>0.7407407</text:p>
          </table:table-cell>
          <table:table-cell office:value-type="float" office:value="3.707884" calcext:value-type="float">
            <text:p>3.707884</text:p>
          </table:table-cell>
          <table:table-cell office:value-type="float" office:value="0.13580247" calcext:value-type="float">
            <text:p>0.135802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5]</text:p>
          </table:table-cell>
          <table:table-cell office:value-type="string" calcext:value-type="string">
            <text:p><text:s/>{condition=Conjunctivitis, Bacterial} =&gt;</text:p>
          </table:table-cell>
          <table:table-cell office:value-type="string" calcext:value-type="string">
            <text:p><text:s/>{revLenDesc=v.short}</text:p>
          </table:table-cell>
          <table:table-cell office:value-type="float" office:value="0.000209627" calcext:value-type="float">
            <text:p>0.000209627</text:p>
          </table:table-cell>
          <table:table-cell office:value-type="float" office:value="0.74" calcext:value-type="float">
            <text:p>0.74</text:p>
          </table:table-cell>
          <table:table-cell office:value-type="float" office:value="3.704176" calcext:value-type="float">
            <text:p>3.704176</text:p>
          </table:table-cell>
          <table:table-cell office:value-type="float" office:value="0.13333333" calcext:value-type="float">
            <text:p>0.133333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6]</text:p>
          </table:table-cell>
          <table:table-cell office:value-type="string" calcext:value-type="string">
            <text:p><text:s/>{drugName=Indocin} <text:s text:c="19"/>=&gt;</text:p>
          </table:table-cell>
          <table:table-cell office:value-type="string" calcext:value-type="string">
            <text:p><text:s/>{revLenDesc=v.short}</text:p>
          </table:table-cell>
          <table:table-cell office:value-type="float" office:value="0.0001019807" calcext:value-type="float">
            <text:p>0.0001019807</text:p>
          </table:table-cell>
          <table:table-cell office:value-type="float" office:value="0.75" calcext:value-type="float">
            <text:p>0.75</text:p>
          </table:table-cell>
          <table:table-cell office:value-type="float" office:value="3.754233" calcext:value-type="float">
            <text:p>3.754233</text:p>
          </table:table-cell>
          <table:table-cell office:value-type="float" office:value="0.05505859" calcext:value-type="float">
            <text:p>0.05505859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[7]</text:p>
          </table:table-cell>
          <table:table-cell office:value-type="string" calcext:value-type="string">
            <text:p> {drugName=Naproxen,</text:p>
            <text:p><text:span text:style-name="T2">  Condition=Pain, </text:span></text:p>
            <text:p><text:span text:style-name="T3">rating=0}                            =&gt;</text:span></text:p>
          </table:table-cell>
          <table:table-cell office:value-type="string" calcext:value-type="string">
            <text:p><text:s/>{revLenDesc=v.short}</text:p>
          </table:table-cell>
          <table:table-cell office:value-type="float" office:value="0.0001019807" calcext:value-type="float">
            <text:p>0.0001019807</text:p>
          </table:table-cell>
          <table:table-cell office:value-type="float" office:value="0.75" calcext:value-type="float">
            <text:p>0.75</text:p>
          </table:table-cell>
          <table:table-cell office:value-type="float" office:value="3.754233" calcext:value-type="float">
            <text:p>3.754233</text:p>
          </table:table-cell>
          <table:table-cell office:value-type="float" office:value="0.05505859" calcext:value-type="float">
            <text:p>0.055058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8]</text:p>
          </table:table-cell>
          <table:table-cell office:value-type="string" calcext:value-type="string">
            <text:p><text:s/>{condition=Extrapyramidal Reaction} <text:s text:c="2"/>=&gt;</text:p>
          </table:table-cell>
          <table:table-cell office:value-type="string" calcext:value-type="string">
            <text:p><text:s/>{revLenDesc=v.short}</text:p>
          </table:table-cell>
          <table:table-cell office:value-type="float" office:value="0.0001416398" calcext:value-type="float">
            <text:p>0.0001416398</text:p>
          </table:table-cell>
          <table:table-cell office:value-type="float" office:value="0.7142857" calcext:value-type="float">
            <text:p>0.7142857</text:p>
          </table:table-cell>
          <table:table-cell office:value-type="float" office:value="3.57546" calcext:value-type="float">
            <text:p>3.57546</text:p>
          </table:table-cell>
          <table:table-cell office:value-type="float" office:value="0.04761905" calcext:value-type="float">
            <text:p>0.0476190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9]</text:p>
          </table:table-cell>
          <table:table-cell office:value-type="string" calcext:value-type="string">
            <text:p> {drugName=Aleve,</text:p>
            <text:p><text:span text:style-name="T1">  Rating=0}                            =&gt;</text:span></text:p>
          </table:table-cell>
          <table:table-cell office:value-type="string" calcext:value-type="string">
            <text:p><text:s/>{revLenDesc=v.short}</text:p>
          </table:table-cell>
          <table:table-cell office:value-type="float" office:value="0.0001246431" calcext:value-type="float">
            <text:p>0.0001246431</text:p>
          </table:table-cell>
          <table:table-cell office:value-type="float" office:value="0.7096774" calcext:value-type="float">
            <text:p>0.7096774</text:p>
          </table:table-cell>
          <table:table-cell office:value-type="float" office:value="3.552392" calcext:value-type="float">
            <text:p>3.552392</text:p>
          </table:table-cell>
          <table:table-cell office:value-type="float" office:value="0.03225806" calcext:value-type="float">
            <text:p>0.03225806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0]</text:p>
          </table:table-cell>
          <table:table-cell office:value-type="string" calcext:value-type="string">
            <text:p> {condition=Sciatica,</text:p>
            <text:p><text:span text:style-name="T1">  Rating=0}                            =&gt;</text:span></text:p>
          </table:table-cell>
          <table:table-cell office:value-type="string" calcext:value-type="string">
            <text:p><text:s/>{revLenDesc=v.short}</text:p>
          </table:table-cell>
          <table:table-cell office:value-type="float" office:value="0.0001982958" calcext:value-type="float">
            <text:p>0.0001982958</text:p>
          </table:table-cell>
          <table:table-cell office:value-type="float" office:value="0.7" calcext:value-type="float">
            <text:p>0.7</text:p>
          </table:table-cell>
          <table:table-cell office:value-type="float" office:value="3.503951" calcext:value-type="float">
            <text:p>3.50395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<text:s/>lhs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<text:s text:c="3"/>support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<text:s text:c="4"/>lif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<text:s text:c="5"/>slif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1]</text:p>
          </table:table-cell>
          <table:table-cell office:value-type="string" calcext:value-type="string">
            <text:p><text:s/>{drugName=Nexplanon} <text:s text:c="15"/>=&gt;</text:p>
          </table:table-cell>
          <table:table-cell office:value-type="string" calcext:value-type="string">
            <text:p>{condition=Birth Control}</text:p>
          </table:table-cell>
          <table:table-cell office:value-type="float" office:value="0.01633391" calcext:value-type="float">
            <text:p>0.01633391</text:p>
          </table:table-cell>
          <table:table-cell office:value-type="float" office:value="0.996888" calcext:value-type="float">
            <text:p>0.996888</text:p>
          </table:table-cell>
          <table:table-cell office:value-type="float" office:value="7.462348" calcext:value-type="float">
            <text:p>7.462348</text:p>
          </table:table-cell>
          <table:table-cell office:value-type="float" office:value="2883" calcext:value-type="float">
            <text:p>2883</text:p>
          </table:table-cell>
          <table:table-cell office:value-type="float" office:value="0.98962656" calcext:value-type="float">
            <text:p>0.9896265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2]</text:p>
          </table:table-cell>
          <table:table-cell office:value-type="string" calcext:value-type="string">
            <text:p><text:s/>{drugName=Etonogestrel} <text:s text:c="12"/>=&gt;</text:p>
          </table:table-cell>
          <table:table-cell office:value-type="string" calcext:value-type="string">
            <text:p>{condition=Birth Control}</text:p>
          </table:table-cell>
          <table:table-cell office:value-type="float" office:value="0.02489462" calcext:value-type="float">
            <text:p>0.02489462</text:p>
          </table:table-cell>
          <table:table-cell office:value-type="float" office:value="0.9938928" calcext:value-type="float">
            <text:p>0.9938928</text:p>
          </table:table-cell>
          <table:table-cell office:value-type="float" office:value="7.439928" calcext:value-type="float">
            <text:p>7.439928</text:p>
          </table:table-cell>
          <table:table-cell office:value-type="float" office:value="4394" calcext:value-type="float">
            <text:p>4394</text:p>
          </table:table-cell>
          <table:table-cell office:value-type="float" office:value="0.97964261" calcext:value-type="float">
            <text:p>0.9796426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3]</text:p>
          </table:table-cell>
          <table:table-cell office:value-type="string" calcext:value-type="string">
            <text:p><text:s/>{drugName=Etonogestrel,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<text:s text:c="2"/>rating=1} <text:s text:c="25"/>=&gt;</text:p>
          </table:table-cell>
          <table:table-cell office:value-type="string" calcext:value-type="string">
            <text:p>{condition=Birth Control}</text:p>
          </table:table-cell>
          <table:table-cell office:value-type="float" office:value="0.0119544" calcext:value-type="float">
            <text:p>0.0119544</text:p>
          </table:table-cell>
          <table:table-cell office:value-type="float" office:value="0.9962229" calcext:value-type="float">
            <text:p>0.9962229</text:p>
          </table:table-cell>
          <table:table-cell office:value-type="float" office:value="7.45737" calcext:value-type="float">
            <text:p>7.45737</text:p>
          </table:table-cell>
          <table:table-cell office:value-type="float" office:value="2110" calcext:value-type="float">
            <text:p>2110</text:p>
          </table:table-cell>
          <table:table-cell office:value-type="float" office:value="0.97733454" calcext:value-type="float">
            <text:p>0.977334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4]</text:p>
          </table:table-cell>
          <table:table-cell office:value-type="string" calcext:value-type="string">
            <text:p><text:s/>{drugName=Etonogestrel,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<text:s text:c="2"/>rating=0} <text:s text:c="25"/>=&gt;</text:p>
          </table:table-cell>
          <table:table-cell office:value-type="string" calcext:value-type="string">
            <text:p>{condition=Birth Control}</text:p>
          </table:table-cell>
          <table:table-cell office:value-type="float" office:value="0.01294022" calcext:value-type="float">
            <text:p>0.01294022</text:p>
          </table:table-cell>
          <table:table-cell office:value-type="float" office:value="0.9917499" calcext:value-type="float">
            <text:p>0.9917499</text:p>
          </table:table-cell>
          <table:table-cell office:value-type="float" office:value="7.423887" calcext:value-type="float">
            <text:p>7.423887</text:p>
          </table:table-cell>
          <table:table-cell office:value-type="float" office:value="2284" calcext:value-type="float">
            <text:p>2284</text:p>
          </table:table-cell>
          <table:table-cell office:value-type="float" office:value="0.96468139" calcext:value-type="float">
            <text:p>0.9646813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5]</text:p>
          </table:table-cell>
          <table:table-cell office:value-type="string" calcext:value-type="string">
            <text:p><text:s/>{condition=Smoking Cessation} <text:s text:c="6"/>=&gt;</text:p>
          </table:table-cell>
          <table:table-cell office:value-type="string" calcext:value-type="string">
            <text:p>{rating=1}</text:p>
          </table:table-cell>
          <table:table-cell office:value-type="float" office:value="0.0121357" calcext:value-type="float">
            <text:p>0.0121357</text:p>
          </table:table-cell>
          <table:table-cell office:value-type="float" office:value="0.8796715" calcext:value-type="float">
            <text:p>0.8796715</text:p>
          </table:table-cell>
          <table:table-cell office:value-type="float" office:value="1.305685" calcext:value-type="float">
            <text:p>1.305685</text:p>
          </table:table-cell>
          <table:table-cell office:value-type="float" office:value="2142" calcext:value-type="float">
            <text:p>2142</text:p>
          </table:table-cell>
          <table:table-cell office:value-type="float" office:value="0.56266046" calcext:value-type="float">
            <text:p>0.5626604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6]</text:p>
          </table:table-cell>
          <table:table-cell office:value-type="string" calcext:value-type="string">
            <text:p><text:s/>{condition=Emergency Contraception} =&gt;</text:p>
          </table:table-cell>
          <table:table-cell office:value-type="string" calcext:value-type="string">
            <text:p>{rating=1}</text:p>
          </table:table-cell>
          <table:table-cell office:value-type="float" office:value="0.01522912" calcext:value-type="float">
            <text:p>0.01522912</text:p>
          </table:table-cell>
          <table:table-cell office:value-type="float" office:value="0.8447517" calcext:value-type="float">
            <text:p>0.8447517</text:p>
          </table:table-cell>
          <table:table-cell office:value-type="float" office:value="1.253854" calcext:value-type="float">
            <text:p>1.253854</text:p>
          </table:table-cell>
          <table:table-cell office:value-type="float" office:value="2688" calcext:value-type="float">
            <text:p>2688</text:p>
          </table:table-cell>
          <table:table-cell office:value-type="float" office:value="0.48250576" calcext:value-type="float">
            <text:p>0.482505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7]</text:p>
          </table:table-cell>
          <table:table-cell office:value-type="string" calcext:value-type="string">
            <text:p><text:s/>{drugName=Phentermine} <text:s text:c="13"/>=&gt;</text:p>
          </table:table-cell>
          <table:table-cell office:value-type="string" calcext:value-type="string">
            <text:p>{rating=1}</text:p>
          </table:table-cell>
          <table:table-cell office:value-type="float" office:value="0.01059466" calcext:value-type="float">
            <text:p>0.01059466</text:p>
          </table:table-cell>
          <table:table-cell office:value-type="float" office:value="0.8968825" calcext:value-type="float">
            <text:p>0.8968825</text:p>
          </table:table-cell>
          <table:table-cell office:value-type="float" office:value="1.331231" calcext:value-type="float">
            <text:p>1.331231</text:p>
          </table:table-cell>
          <table:table-cell office:value-type="float" office:value="1870" calcext:value-type="float">
            <text:p>1870</text:p>
          </table:table-cell>
          <table:table-cell office:value-type="float" office:value="0.32804101" calcext:value-type="float">
            <text:p>0.3280410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8]</text:p>
          </table:table-cell>
          <table:table-cell office:value-type="string" calcext:value-type="string">
            <text:p><text:s/>{condition=Weight Loss} <text:s text:c="12"/>=&gt;</text:p>
          </table:table-cell>
          <table:table-cell office:value-type="string" calcext:value-type="string">
            <text:p>{rating=1}</text:p>
          </table:table-cell>
          <table:table-cell office:value-type="float" office:value="0.02192018" calcext:value-type="float">
            <text:p>0.02192018</text:p>
          </table:table-cell>
          <table:table-cell office:value-type="float" office:value="0.7967463" calcext:value-type="float">
            <text:p>0.7967463</text:p>
          </table:table-cell>
          <table:table-cell office:value-type="float" office:value="1.1826" calcext:value-type="float">
            <text:p>1.1826</text:p>
          </table:table-cell>
          <table:table-cell office:value-type="float" office:value="3869" calcext:value-type="float">
            <text:p>3869</text:p>
          </table:table-cell>
          <table:table-cell office:value-type="float" office:value="0.32248764" calcext:value-type="float">
            <text:p>0.3224876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9]</text:p>
          </table:table-cell>
          <table:table-cell office:value-type="string" calcext:value-type="string">
            <text:p><text:s/>{condition=Anxiety} <text:s text:c="16"/>=&gt;</text:p>
          </table:table-cell>
          <table:table-cell office:value-type="string" calcext:value-type="string">
            <text:p>{rating=1}</text:p>
          </table:table-cell>
          <table:table-cell office:value-type="float" office:value="0.03339868" calcext:value-type="float">
            <text:p>0.03339868</text:p>
          </table:table-cell>
          <table:table-cell office:value-type="float" office:value="0.7652863" calcext:value-type="float">
            <text:p>0.7652863</text:p>
          </table:table-cell>
          <table:table-cell office:value-type="float" office:value="1.135905" calcext:value-type="float">
            <text:p>1.135905</text:p>
          </table:table-cell>
          <table:table-cell office:value-type="float" office:value="5895" calcext:value-type="float">
            <text:p>5895</text:p>
          </table:table-cell>
          <table:table-cell office:value-type="float" office:value="0.21762084" calcext:value-type="float">
            <text:p>0.2176208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10]</text:p>
          </table:table-cell>
          <table:table-cell office:value-type="string" calcext:value-type="string">
            <text:p><text:s/>{condition=Obesity} <text:s text:c="16"/>=&gt;</text:p>
          </table:table-cell>
          <table:table-cell office:value-type="string" calcext:value-type="string">
            <text:p>{rating=1}</text:p>
          </table:table-cell>
          <table:table-cell office:value-type="float" office:value="0.0202545" calcext:value-type="float">
            <text:p>0.0202545</text:p>
          </table:table-cell>
          <table:table-cell office:value-type="float" office:value="0.7583793" calcext:value-type="float">
            <text:p>0.7583793</text:p>
          </table:table-cell>
          <table:table-cell office:value-type="float" office:value="1.125653" calcext:value-type="float">
            <text:p>1.125653</text:p>
          </table:table-cell>
          <table:table-cell office:value-type="float" office:value="3575" calcext:value-type="float">
            <text:p>3575</text:p>
          </table:table-cell>
          <table:table-cell office:value-type="float" office:value="0.19459765" calcext:value-type="float">
            <text:p>0.1945976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11]</text:p>
          </table:table-cell>
          <table:table-cell office:value-type="string" calcext:value-type="string">
            <text:p><text:s/>{condition=Pain} <text:s text:c="19"/>=&gt;</text:p>
          </table:table-cell>
          <table:table-cell office:value-type="string" calcext:value-type="string">
            <text:p>{rating=1}</text:p>
          </table:table-cell>
          <table:table-cell office:value-type="float" office:value="0.02761977" calcext:value-type="float">
            <text:p>0.02761977</text:p>
          </table:table-cell>
          <table:table-cell office:value-type="float" office:value="0.756283" calcext:value-type="float">
            <text:p>0.756283</text:p>
          </table:table-cell>
          <table:table-cell office:value-type="float" office:value="1.122541" calcext:value-type="float">
            <text:p>1.122541</text:p>
          </table:table-cell>
          <table:table-cell office:value-type="float" office:value="4875" calcext:value-type="float">
            <text:p>4875</text:p>
          </table:table-cell>
          <table:table-cell office:value-type="float" office:value="0.18760989" calcext:value-type="float">
            <text:p>0.1876098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12]</text:p>
          </table:table-cell>
          <table:table-cell office:value-type="string" calcext:value-type="string">
            <text:p><text:s/>{condition=Acne} <text:s text:c="19"/>=&gt;</text:p>
          </table:table-cell>
          <table:table-cell office:value-type="string" calcext:value-type="string">
            <text:p>{rating=1}</text:p>
          </table:table-cell>
          <table:table-cell office:value-type="float" office:value="0.02418076" calcext:value-type="float">
            <text:p>0.02418076</text:p>
          </table:table-cell>
          <table:table-cell office:value-type="float" office:value="0.7495609" calcext:value-type="float">
            <text:p>0.7495609</text:p>
          </table:table-cell>
          <table:table-cell office:value-type="float" office:value="1.112564" calcext:value-type="float">
            <text:p>1.112564</text:p>
          </table:table-cell>
          <table:table-cell office:value-type="float" office:value="4268" calcext:value-type="float">
            <text:p>4268</text:p>
          </table:table-cell>
          <table:table-cell office:value-type="float" office:value="0.16520314" calcext:value-type="float">
            <text:p>0.1652031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13]</text:p>
          </table:table-cell>
          <table:table-cell office:value-type="string" calcext:value-type="string">
            <text:p><text:s/>{condition=Depression,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<text:s text:c="2"/>revLenDesc=v.long} <text:s text:c="16"/>=&gt;</text:p>
          </table:table-cell>
          <table:table-cell office:value-type="string" calcext:value-type="string">
            <text:p>{rating=1}</text:p>
          </table:table-cell>
          <table:table-cell office:value-type="float" office:value="0.01184676" calcext:value-type="float">
            <text:p>0.01184676</text:p>
          </table:table-cell>
          <table:table-cell office:value-type="float" office:value="0.7386083" calcext:value-type="float">
            <text:p>0.7386083</text:p>
          </table:table-cell>
          <table:table-cell office:value-type="float" office:value="1.096307" calcext:value-type="float">
            <text:p>1.096307</text:p>
          </table:table-cell>
          <table:table-cell office:value-type="float" office:value="2091" calcext:value-type="float">
            <text:p>2091</text:p>
          </table:table-cell>
          <table:table-cell office:value-type="float" office:value="0.12869422" calcext:value-type="float">
            <text:p>0.1286942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14]</text:p>
          </table:table-cell>
          <table:table-cell office:value-type="string" calcext:value-type="string">
            <text:p><text:s/>{condition=ADHD} <text:s text:c="19"/>=&gt;</text:p>
          </table:table-cell>
          <table:table-cell office:value-type="string" calcext:value-type="string">
            <text:p>{rating=1}</text:p>
          </table:table-cell>
          <table:table-cell office:value-type="float" office:value="0.0160223" calcext:value-type="float">
            <text:p>0.0160223</text:p>
          </table:table-cell>
          <table:table-cell office:value-type="float" office:value="0.7078849" calcext:value-type="float">
            <text:p>0.7078849</text:p>
          </table:table-cell>
          <table:table-cell office:value-type="float" office:value="1.050704" calcext:value-type="float">
            <text:p>1.050704</text:p>
          </table:table-cell>
          <table:table-cell office:value-type="float" office:value="2828" calcext:value-type="float">
            <text:p>2828</text:p>
          </table:table-cell>
          <table:table-cell office:value-type="float" office:value="0.02628285" calcext:value-type="float">
            <text:p>0.0262828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15]</text:p>
          </table:table-cell>
          <table:table-cell office:value-type="string" calcext:value-type="string">
            <text:p><text:s/>{condition=Depression,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<text:s text:c="2"/>revLenDesc=long} <text:s text:c="18"/>=&gt;</text:p>
          </table:table-cell>
          <table:table-cell office:value-type="string" calcext:value-type="string">
            <text:p>{rating=1}</text:p>
          </table:table-cell>
          <table:table-cell office:value-type="float" office:value="0.01005076" calcext:value-type="float">
            <text:p>0.01005076</text:p>
          </table:table-cell>
          <table:table-cell office:value-type="float" office:value="0.7202598" calcext:value-type="float">
            <text:p>0.7202598</text:p>
          </table:table-cell>
          <table:table-cell office:value-type="float" office:value="1.069072" calcext:value-type="float">
            <text:p>1.069072</text:p>
          </table:table-cell>
          <table:table-cell office:value-type="float" office:value="1774" calcext:value-type="float">
            <text:p>1774</text:p>
          </table:table-cell>
          <table:table-cell office:value-type="float" office:value="0.01283741" calcext:value-type="float">
            <text:p>0.01283741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<text:s/>lhs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<text:s text:c="4"/>support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<text:s text:c="4"/>lif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<text:s text:c="5"/>slif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1]</text:p>
          </table:table-cell>
          <table:table-cell office:value-type="string" calcext:value-type="string">
            <text:p><text:s/>{drugName=Nexplanon} <text:s text:c="15"/>=&gt;</text:p>
          </table:table-cell>
          <table:table-cell office:value-type="string" calcext:value-type="string">
            <text:p>{condition=Birth Control}</text:p>
          </table:table-cell>
          <table:table-cell office:value-type="float" office:value="0.016333907" calcext:value-type="float">
            <text:p>0.016333907</text:p>
          </table:table-cell>
          <table:table-cell office:value-type="float" office:value="0.996888" calcext:value-type="float">
            <text:p>0.996888</text:p>
          </table:table-cell>
          <table:table-cell office:value-type="float" office:value="7.462348" calcext:value-type="float">
            <text:p>7.462348</text:p>
          </table:table-cell>
          <table:table-cell office:value-type="float" office:value="2883" calcext:value-type="float">
            <text:p>2883</text:p>
          </table:table-cell>
          <table:table-cell office:value-type="float" office:value="0.98755187" calcext:value-type="float">
            <text:p>0.9875518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2]</text:p>
          </table:table-cell>
          <table:table-cell office:value-type="string" calcext:value-type="string">
            <text:p><text:s/>{drugName=Etonogestrel,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<text:s text:c="2"/>rating=1} <text:s text:c="25"/>=&gt;</text:p>
          </table:table-cell>
          <table:table-cell office:value-type="string" calcext:value-type="string">
            <text:p>{condition=Birth Control}</text:p>
          </table:table-cell>
          <table:table-cell office:value-type="float" office:value="0.011954403" calcext:value-type="float">
            <text:p>0.011954403</text:p>
          </table:table-cell>
          <table:table-cell office:value-type="float" office:value="0.9962229" calcext:value-type="float">
            <text:p>0.9962229</text:p>
          </table:table-cell>
          <table:table-cell office:value-type="float" office:value="7.45737" calcext:value-type="float">
            <text:p>7.45737</text:p>
          </table:table-cell>
          <table:table-cell office:value-type="float" office:value="2110" calcext:value-type="float">
            <text:p>2110</text:p>
          </table:table-cell>
          <table:table-cell office:value-type="float" office:value="0.98489141" calcext:value-type="float">
            <text:p>0.9848914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3]</text:p>
          </table:table-cell>
          <table:table-cell office:value-type="string" calcext:value-type="string">
            <text:p><text:s/>{drugName=Etonogestrel} <text:s text:c="12"/>=&gt;</text:p>
          </table:table-cell>
          <table:table-cell office:value-type="string" calcext:value-type="string">
            <text:p>{condition=Birth Control}</text:p>
          </table:table-cell>
          <table:table-cell office:value-type="float" office:value="0.02489462" calcext:value-type="float">
            <text:p>0.02489462</text:p>
          </table:table-cell>
          <table:table-cell office:value-type="float" office:value="0.9938928" calcext:value-type="float">
            <text:p>0.9938928</text:p>
          </table:table-cell>
          <table:table-cell office:value-type="float" office:value="7.439928" calcext:value-type="float">
            <text:p>7.439928</text:p>
          </table:table-cell>
          <table:table-cell office:value-type="float" office:value="4394" calcext:value-type="float">
            <text:p>4394</text:p>
          </table:table-cell>
          <table:table-cell office:value-type="float" office:value="0.97557114" calcext:value-type="float">
            <text:p>0.9755711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4]</text:p>
          </table:table-cell>
          <table:table-cell office:value-type="string" calcext:value-type="string">
            <text:p><text:s/>{drugName=Nexplanon,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<text:s text:c="2"/>rating=0} <text:s text:c="25"/>=&gt;</text:p>
          </table:table-cell>
          <table:table-cell office:value-type="string" calcext:value-type="string">
            <text:p>{condition=Birth Control}</text:p>
          </table:table-cell>
          <table:table-cell office:value-type="float" office:value="0.008877986" calcext:value-type="float">
            <text:p>0.008877986</text:p>
          </table:table-cell>
          <table:table-cell office:value-type="float" office:value="0.9955527" calcext:value-type="float">
            <text:p>0.9955527</text:p>
          </table:table-cell>
          <table:table-cell office:value-type="float" office:value="7.452353" calcext:value-type="float">
            <text:p>7.452353</text:p>
          </table:table-cell>
          <table:table-cell office:value-type="float" office:value="1567" calcext:value-type="float">
            <text:p>1567</text:p>
          </table:table-cell>
          <table:table-cell office:value-type="float" office:value="0.97202462" calcext:value-type="float">
            <text:p>0.9720246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5]</text:p>
          </table:table-cell>
          <table:table-cell office:value-type="string" calcext:value-type="string">
            <text:p><text:s/>{drugName=Etonogestrel,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<text:s text:c="2"/>rating=0} <text:s text:c="25"/>=&gt;</text:p>
          </table:table-cell>
          <table:table-cell office:value-type="string" calcext:value-type="string">
            <text:p>{condition=Birth Control}</text:p>
          </table:table-cell>
          <table:table-cell office:value-type="float" office:value="0.012940217" calcext:value-type="float">
            <text:p>0.012940217</text:p>
          </table:table-cell>
          <table:table-cell office:value-type="float" office:value="0.9917499" calcext:value-type="float">
            <text:p>0.9917499</text:p>
          </table:table-cell>
          <table:table-cell office:value-type="float" office:value="7.423887" calcext:value-type="float">
            <text:p>7.423887</text:p>
          </table:table-cell>
          <table:table-cell office:value-type="float" office:value="2284" calcext:value-type="float">
            <text:p>2284</text:p>
          </table:table-cell>
          <table:table-cell office:value-type="float" office:value="0.96699957" calcext:value-type="float">
            <text:p>0.9669995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6]</text:p>
          </table:table-cell>
          <table:table-cell office:value-type="string" calcext:value-type="string">
            <text:p><text:s/>{drugName=Implanon} <text:s text:c="16"/>=&gt;</text:p>
          </table:table-cell>
          <table:table-cell office:value-type="string" calcext:value-type="string">
            <text:p>{condition=Birth Control}</text:p>
          </table:table-cell>
          <table:table-cell office:value-type="float" office:value="0.008475729" calcext:value-type="float">
            <text:p>0.008475729</text:p>
          </table:table-cell>
          <table:table-cell office:value-type="float" office:value="0.9933599" calcext:value-type="float">
            <text:p>0.9933599</text:p>
          </table:table-cell>
          <table:table-cell office:value-type="float" office:value="7.435939" calcext:value-type="float">
            <text:p>7.435939</text:p>
          </table:table-cell>
          <table:table-cell office:value-type="float" office:value="1496" calcext:value-type="float">
            <text:p>1496</text:p>
          </table:table-cell>
          <table:table-cell office:value-type="float" office:value="0.94512128" calcext:value-type="float">
            <text:p>0.9451212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7]</text:p>
          </table:table-cell>
          <table:table-cell office:value-type="string" calcext:value-type="string">
            <text:p><text:s/>{drugName=Miconazole} <text:s text:c="14"/>=&gt;</text:p>
          </table:table-cell>
          <table:table-cell office:value-type="string" calcext:value-type="string">
            <text:p>{condition=Vaginal Yeast Infection}</text:p>
          </table:table-cell>
          <table:table-cell office:value-type="float" office:value="0.007580565" calcext:value-type="float">
            <text:p>0.007580565</text:p>
          </table:table-cell>
          <table:table-cell office:value-type="string" calcext:value-type="string">
            <text:p><text:s/>0.9955357 6</text:p>
          </table:table-cell>
          <table:table-cell office:value-type="float" office:value="2.487922" calcext:value-type="float">
            <text:p>2.487922</text:p>
          </table:table-cell>
          <table:table-cell office:value-type="float" office:value="1338" calcext:value-type="float">
            <text:p>1338</text:p>
          </table:table-cell>
          <table:table-cell office:value-type="float" office:value="0.70326409" calcext:value-type="float">
            <text:p>0.703264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8]</text:p>
          </table:table-cell>
          <table:table-cell office:value-type="string" calcext:value-type="string">
            <text:p><text:s/>{drugName=Phentermine} <text:s text:c="13"/>=&gt;</text:p>
          </table:table-cell>
          <table:table-cell office:value-type="string" calcext:value-type="string">
            <text:p>{rating=1}</text:p>
          </table:table-cell>
          <table:table-cell office:value-type="float" office:value="0.010594661" calcext:value-type="float">
            <text:p>0.010594661</text:p>
          </table:table-cell>
          <table:table-cell office:value-type="float" office:value="0.8968825" calcext:value-type="float">
            <text:p>0.8968825</text:p>
          </table:table-cell>
          <table:table-cell office:value-type="float" office:value="1.331231" calcext:value-type="float">
            <text:p>1.331231</text:p>
          </table:table-cell>
          <table:table-cell office:value-type="float" office:value="1870" calcext:value-type="float">
            <text:p>1870</text:p>
          </table:table-cell>
          <table:table-cell office:value-type="float" office:value="0.58752998" calcext:value-type="float">
            <text:p>0.5875299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9]</text:p>
          </table:table-cell>
          <table:table-cell office:value-type="string" calcext:value-type="string">
            <text:p><text:s/>{condition=Smoking Cessation} <text:s text:c="6"/>=&gt;</text:p>
          </table:table-cell>
          <table:table-cell office:value-type="string" calcext:value-type="string">
            <text:p>{rating=1}</text:p>
          </table:table-cell>
          <table:table-cell office:value-type="float" office:value="0.012135702" calcext:value-type="float">
            <text:p>0.012135702</text:p>
          </table:table-cell>
          <table:table-cell office:value-type="float" office:value="0.8796715" calcext:value-type="float">
            <text:p>0.8796715</text:p>
          </table:table-cell>
          <table:table-cell office:value-type="float" office:value="1.305685" calcext:value-type="float">
            <text:p>1.305685</text:p>
          </table:table-cell>
          <table:table-cell office:value-type="float" office:value="2142" calcext:value-type="float">
            <text:p>2142</text:p>
          </table:table-cell>
          <table:table-cell office:value-type="float" office:value="0.51868583" calcext:value-type="float">
            <text:p>0.5186858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10]</text:p>
          </table:table-cell>
          <table:table-cell office:value-type="string" calcext:value-type="string">
            <text:p><text:s/>{drugName=Phentermine,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<text:s text:c="2"/>condition=Weight Loss} <text:s text:c="12"/>=&gt;</text:p>
          </table:table-cell>
          <table:table-cell office:value-type="string" calcext:value-type="string">
            <text:p>{rating=1}</text:p>
          </table:table-cell>
          <table:table-cell office:value-type="float" office:value="0.008385079" calcext:value-type="float">
            <text:p>0.008385079</text:p>
          </table:table-cell>
          <table:table-cell office:value-type="float" office:value="0.8969697" calcext:value-type="float">
            <text:p>0.8969697</text:p>
          </table:table-cell>
          <table:table-cell office:value-type="float" office:value="1.331361" calcext:value-type="float">
            <text:p>1.331361</text:p>
          </table:table-cell>
          <table:table-cell office:value-type="float" office:value="1480" calcext:value-type="float">
            <text:p>1480</text:p>
          </table:table-cell>
          <table:table-cell office:value-type="float" office:value="0.47887928" calcext:value-type="float">
            <text:p>0.4788792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11]</text:p>
          </table:table-cell>
          <table:table-cell office:value-type="string" calcext:value-type="string">
            <text:p><text:s/>{condition=Emergency Contraception} =&gt;</text:p>
          </table:table-cell>
          <table:table-cell office:value-type="string" calcext:value-type="string">
            <text:p>{rating=1}</text:p>
          </table:table-cell>
          <table:table-cell office:value-type="float" office:value="0.015229117" calcext:value-type="float">
            <text:p>0.015229117</text:p>
          </table:table-cell>
          <table:table-cell office:value-type="float" office:value="0.8447517" calcext:value-type="float">
            <text:p>0.8447517</text:p>
          </table:table-cell>
          <table:table-cell office:value-type="float" office:value="1.253854" calcext:value-type="float">
            <text:p>1.253854</text:p>
          </table:table-cell>
          <table:table-cell office:value-type="float" office:value="2688" calcext:value-type="float">
            <text:p>2688</text:p>
          </table:table-cell>
          <table:table-cell office:value-type="float" office:value="0.37900691" calcext:value-type="float">
            <text:p>0.3790069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12]</text:p>
          </table:table-cell>
          <table:table-cell office:value-type="string" calcext:value-type="string">
            <text:p><text:s/>{condition=Panic Disorde} <text:s text:c="10"/>=&gt;</text:p>
          </table:table-cell>
          <table:table-cell office:value-type="string" calcext:value-type="string">
            <text:p>{rating=1}</text:p>
          </table:table-cell>
          <table:table-cell office:value-type="float" office:value="0.00906495" calcext:value-type="float">
            <text:p>0.00906495</text:p>
          </table:table-cell>
          <table:table-cell office:value-type="float" office:value="0.8333333" calcext:value-type="float">
            <text:p>0.8333333</text:p>
          </table:table-cell>
          <table:table-cell office:value-type="float" office:value="1.236906" calcext:value-type="float">
            <text:p>1.236906</text:p>
          </table:table-cell>
          <table:table-cell office:value-type="float" office:value="1600" calcext:value-type="float">
            <text:p>1600</text:p>
          </table:table-cell>
          <table:table-cell office:value-type="float" office:value="0.33333333" calcext:value-type="float">
            <text:p>0.3333333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13]</text:p>
          </table:table-cell>
          <table:table-cell office:value-type="string" calcext:value-type="string">
            <text:p><text:s/>{condition=Migraine} <text:s text:c="15"/>=&gt;</text:p>
          </table:table-cell>
          <table:table-cell office:value-type="string" calcext:value-type="string">
            <text:p>{rating=1}</text:p>
          </table:table-cell>
          <table:table-cell office:value-type="float" office:value="0.009858134" calcext:value-type="float">
            <text:p>0.009858134</text:p>
          </table:table-cell>
          <table:table-cell office:value-type="float" office:value="0.8055556" calcext:value-type="float">
            <text:p>0.8055556</text:p>
          </table:table-cell>
          <table:table-cell office:value-type="float" office:value="1.195676" calcext:value-type="float">
            <text:p>1.195676</text:p>
          </table:table-cell>
          <table:table-cell office:value-type="float" office:value="1740" calcext:value-type="float">
            <text:p>1740</text:p>
          </table:table-cell>
          <table:table-cell office:value-type="float" office:value="0.22222222" calcext:value-type="float">
            <text:p>0.2222222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14]</text:p>
          </table:table-cell>
          <table:table-cell office:value-type="string" calcext:value-type="string">
            <text:p><text:s/>{drugName=Levonorgestrel,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<text:s text:c="2"/>condition=Emergency Contraception} =&gt;</text:p>
          </table:table-cell>
          <table:table-cell office:value-type="string" calcext:value-type="string">
            <text:p>{rating=1}</text:p>
          </table:table-cell>
          <table:table-cell office:value-type="float" office:value="0.007875176" calcext:value-type="float">
            <text:p>0.007875176</text:p>
          </table:table-cell>
          <table:table-cell office:value-type="float" office:value="0.841914" calcext:value-type="float">
            <text:p>0.841914</text:p>
          </table:table-cell>
          <table:table-cell office:value-type="float" office:value="1.249642" calcext:value-type="float">
            <text:p>1.249642</text:p>
          </table:table-cell>
          <table:table-cell office:value-type="float" office:value="1390" calcext:value-type="float">
            <text:p>1390</text:p>
          </table:table-cell>
          <table:table-cell office:value-type="float" office:value="0.20237149" calcext:value-type="float">
            <text:p>0.2023714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15]</text:p>
          </table:table-cell>
          <table:table-cell office:value-type="string" calcext:value-type="string">
            <text:p><text:s/>{condition=Weight Loss} <text:s text:c="12"/>=&gt;</text:p>
          </table:table-cell>
          <table:table-cell office:value-type="string" calcext:value-type="string">
            <text:p>{rating=1}</text:p>
          </table:table-cell>
          <table:table-cell office:value-type="float" office:value="0.021920183" calcext:value-type="float">
            <text:p>0.021920183</text:p>
          </table:table-cell>
          <table:table-cell office:value-type="float" office:value="0.7967463" calcext:value-type="float">
            <text:p>0.7967463</text:p>
          </table:table-cell>
          <table:table-cell office:value-type="float" office:value="1.1826" calcext:value-type="float">
            <text:p>1.1826</text:p>
          </table:table-cell>
          <table:table-cell office:value-type="float" office:value="3869" calcext:value-type="float">
            <text:p>3869</text:p>
          </table:table-cell>
          <table:table-cell office:value-type="float" office:value="0.18698517" calcext:value-type="float">
            <text:p>0.1869851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16]</text:p>
          </table:table-cell>
          <table:table-cell office:value-type="string" calcext:value-type="string">
            <text:p><text:s/>{drugName=Phentermine,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<text:s text:c="2"/>rating=1} <text:s text:c="25"/>=&gt;</text:p>
          </table:table-cell>
          <table:table-cell office:value-type="string" calcext:value-type="string">
            <text:p>{condition=Weight Loss}</text:p>
          </table:table-cell>
          <table:table-cell office:value-type="float" office:value="0.008385079" calcext:value-type="float">
            <text:p>0.008385079</text:p>
          </table:table-cell>
          <table:table-cell office:value-type="string" calcext:value-type="string">
            <text:p><text:s/>0.7914439 2</text:p>
          </table:table-cell>
          <table:table-cell office:value-type="float" office:value="8.767093" calcext:value-type="float">
            <text:p>8.767093</text:p>
          </table:table-cell>
          <table:table-cell office:value-type="float" office:value="1480" calcext:value-type="float">
            <text:p>1480</text:p>
          </table:table-cell>
          <table:table-cell office:value-type="float" office:value="0.1657754" calcext:value-type="float">
            <text:p>0.16577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17]</text:p>
          </table:table-cell>
          <table:table-cell office:value-type="string" calcext:value-type="string">
            <text:p><text:s/>{drugName=Phentermine} <text:s text:c="13"/>=&gt;</text:p>
          </table:table-cell>
          <table:table-cell office:value-type="string" calcext:value-type="string">
            <text:p>{condition=Weight Loss}</text:p>
          </table:table-cell>
          <table:table-cell office:value-type="float" office:value="0.00934823" calcext:value-type="float">
            <text:p>0.00934823</text:p>
          </table:table-cell>
          <table:table-cell office:value-type="string" calcext:value-type="string">
            <text:p><text:s/>0.7913669 2</text:p>
          </table:table-cell>
          <table:table-cell office:value-type="float" office:value="8.764297" calcext:value-type="float">
            <text:p>8.764297</text:p>
          </table:table-cell>
          <table:table-cell office:value-type="float" office:value="1650" calcext:value-type="float">
            <text:p>1650</text:p>
          </table:table-cell>
          <table:table-cell office:value-type="float" office:value="0.16546763" calcext:value-type="float">
            <text:p>0.1654676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18]</text:p>
          </table:table-cell>
          <table:table-cell office:value-type="string" calcext:value-type="string">
            <text:p><text:s/>{drugName=Escitalopram} <text:s text:c="12"/>=&gt;</text:p>
          </table:table-cell>
          <table:table-cell office:value-type="string" calcext:value-type="string">
            <text:p>{rating=1}</text:p>
          </table:table-cell>
          <table:table-cell office:value-type="float" office:value="0.007750533" calcext:value-type="float">
            <text:p>0.007750533</text:p>
          </table:table-cell>
          <table:table-cell office:value-type="float" office:value="0.7830567" calcext:value-type="float">
            <text:p>0.7830567</text:p>
          </table:table-cell>
          <table:table-cell office:value-type="float" office:value="1.162281" calcext:value-type="float">
            <text:p>1.162281</text:p>
          </table:table-cell>
          <table:table-cell office:value-type="float" office:value="1368" calcext:value-type="float">
            <text:p>1368</text:p>
          </table:table-cell>
          <table:table-cell office:value-type="float" office:value="0.10448467" calcext:value-type="float">
            <text:p>0.1044846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19]</text:p>
          </table:table-cell>
          <table:table-cell office:value-type="string" calcext:value-type="string">
            <text:p><text:s/>{condition=Anxiety,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<text:s text:c="2"/>revLenDesc=v.long} <text:s text:c="16"/>=&gt;</text:p>
          </table:table-cell>
          <table:table-cell office:value-type="string" calcext:value-type="string">
            <text:p>{rating=1}</text:p>
          </table:table-cell>
          <table:table-cell office:value-type="float" office:value="0.007648552" calcext:value-type="float">
            <text:p>0.007648552</text:p>
          </table:table-cell>
          <table:table-cell office:value-type="float" office:value="0.7988166" calcext:value-type="float">
            <text:p>0.7988166</text:p>
          </table:table-cell>
          <table:table-cell office:value-type="float" office:value="1.185673" calcext:value-type="float">
            <text:p>1.185673</text:p>
          </table:table-cell>
          <table:table-cell office:value-type="float" office:value="1350" calcext:value-type="float">
            <text:p>1350</text:p>
          </table:table-cell>
          <table:table-cell office:value-type="float" office:value="0.07159631" calcext:value-type="float">
            <text:p>0.0715963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20]</text:p>
          </table:table-cell>
          <table:table-cell office:value-type="string" calcext:value-type="string">
            <text:p><text:s/>{condition=Anxiety} <text:s text:c="16"/>=&gt;</text:p>
          </table:table-cell>
          <table:table-cell office:value-type="string" calcext:value-type="string">
            <text:p>{rating=1}</text:p>
          </table:table-cell>
          <table:table-cell office:value-type="float" office:value="0.033398677" calcext:value-type="float">
            <text:p>0.033398677</text:p>
          </table:table-cell>
          <table:table-cell office:value-type="float" office:value="0.7652863" calcext:value-type="float">
            <text:p>0.7652863</text:p>
          </table:table-cell>
          <table:table-cell office:value-type="float" office:value="1.135905" calcext:value-type="float">
            <text:p>1.135905</text:p>
          </table:table-cell>
          <table:table-cell office:value-type="float" office:value="5895" calcext:value-type="float">
            <text:p>5895</text:p>
          </table:table-cell>
          <table:table-cell office:value-type="float" office:value="0.06114501" calcext:value-type="float">
            <text:p>0.0611450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21]</text:p>
          </table:table-cell>
          <table:table-cell office:value-type="string" calcext:value-type="string">
            <text:p><text:s/>{condition=Acne,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<text:s text:c="2"/>revLenDesc=v.long} <text:s text:c="16"/>=&gt;</text:p>
          </table:table-cell>
          <table:table-cell office:value-type="string" calcext:value-type="string">
            <text:p>{rating=1}</text:p>
          </table:table-cell>
          <table:table-cell office:value-type="float" office:value="0.007580565" calcext:value-type="float">
            <text:p>0.007580565</text:p>
          </table:table-cell>
          <table:table-cell office:value-type="float" office:value="0.8173488" calcext:value-type="float">
            <text:p>0.8173488</text:p>
          </table:table-cell>
          <table:table-cell office:value-type="float" office:value="1.21318" calcext:value-type="float">
            <text:p>1.21318</text:p>
          </table:table-cell>
          <table:table-cell office:value-type="float" office:value="1338" calcext:value-type="float">
            <text:p>1338</text:p>
          </table:table-cell>
          <table:table-cell office:value-type="float" office:value="0.0453994" calcext:value-type="float">
            <text:p>0.045399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22]</text:p>
          </table:table-cell>
          <table:table-cell office:value-type="string" calcext:value-type="string">
            <text:p><text:s/>{condition=Obesity} <text:s text:c="16"/>=&gt;</text:p>
          </table:table-cell>
          <table:table-cell office:value-type="string" calcext:value-type="string">
            <text:p>{rating=1}</text:p>
          </table:table-cell>
          <table:table-cell office:value-type="float" office:value="0.020254498" calcext:value-type="float">
            <text:p>0.020254498</text:p>
          </table:table-cell>
          <table:table-cell office:value-type="float" office:value="0.7583793" calcext:value-type="float">
            <text:p>0.7583793</text:p>
          </table:table-cell>
          <table:table-cell office:value-type="float" office:value="1.125653" calcext:value-type="float">
            <text:p>1.125653</text:p>
          </table:table-cell>
          <table:table-cell office:value-type="float" office:value="3575" calcext:value-type="float">
            <text:p>3575</text:p>
          </table:table-cell>
          <table:table-cell office:value-type="float" office:value="0.03351718" calcext:value-type="float">
            <text:p>0.0335171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23]</text:p>
          </table:table-cell>
          <table:table-cell office:value-type="string" calcext:value-type="string">
            <text:p><text:s/>{condition=Pain} <text:s text:c="19"/>=&gt;</text:p>
          </table:table-cell>
          <table:table-cell office:value-type="string" calcext:value-type="string">
            <text:p>{rating=1}</text:p>
          </table:table-cell>
          <table:table-cell office:value-type="float" office:value="0.027619771" calcext:value-type="float">
            <text:p>0.027619771</text:p>
          </table:table-cell>
          <table:table-cell office:value-type="float" office:value="0.756283" calcext:value-type="float">
            <text:p>0.756283</text:p>
          </table:table-cell>
          <table:table-cell office:value-type="float" office:value="1.122541" calcext:value-type="float">
            <text:p>1.122541</text:p>
          </table:table-cell>
          <table:table-cell office:value-type="float" office:value="4875" calcext:value-type="float">
            <text:p>4875</text:p>
          </table:table-cell>
          <table:table-cell office:value-type="float" office:value="0.02513186" calcext:value-type="float">
            <text:p>0.02513186</text:p>
          </table:table-cell>
        </table:table-row>
      </table:table>
      <table:table table:name="clustering-comparing-cuts-linkages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number-columns-repeated="2" table:default-cell-style-name="ce7"/>
        <table:table-row table:style-name="ro1">
          <table:table-cell office:value-type="string" calcext:value-type="string">
            <text:p>FP3 fingerprints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3 cut sizes: 50, 100, 150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3 linkages: ward.D, complete, average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ut Size</text:p>
          </table:table-cell>
          <table:table-cell office:value-type="string" calcext:value-type="string">
            <text:p>Linkage1</text:p>
          </table:table-cell>
          <table:table-cell office:value-type="string" calcext:value-type="string">
            <text:p>Linkage2</text:p>
          </table:table-cell>
          <table:table-cell table:style-name="Default" office:value-type="string" calcext:value-type="string">
            <text:p>Crand</text:p>
          </table:table-cell>
          <table:table-cell table:style-name="Default" office:value-type="string" calcext:value-type="string">
            <text:p>VI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ward.D</text:p>
          </table:table-cell>
          <table:table-cell office:value-type="string" calcext:value-type="string">
            <text:p>complete</text:p>
          </table:table-cell>
          <table:table-cell office:value-type="float" office:value="0.4932015" calcext:value-type="float">
            <text:p>0.493</text:p>
          </table:table-cell>
          <table:table-cell office:value-type="float" office:value="1.38106" calcext:value-type="float">
            <text:p>1.38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ard.D</text:p>
          </table:table-cell>
          <table:table-cell office:value-type="string" calcext:value-type="string">
            <text:p>complete</text:p>
          </table:table-cell>
          <table:table-cell office:value-type="float" office:value="0.6065158" calcext:value-type="float">
            <text:p>0.607</text:p>
          </table:table-cell>
          <table:table-cell office:value-type="float" office:value="1.134992" calcext:value-type="float">
            <text:p>1.13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ard.D</text:p>
          </table:table-cell>
          <table:table-cell office:value-type="string" calcext:value-type="string">
            <text:p>complete</text:p>
          </table:table-cell>
          <table:table-cell office:value-type="float" office:value="0.7002491" calcext:value-type="float">
            <text:p>0.700</text:p>
          </table:table-cell>
          <table:table-cell office:value-type="float" office:value="0.894147" calcext:value-type="float">
            <text:p>0.89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ward.D</text:p>
          </table:table-cell>
          <table:table-cell office:value-type="string" calcext:value-type="string">
            <text:p>average</text:p>
          </table:table-cell>
          <table:table-cell office:value-type="float" office:value="0.3487597" calcext:value-type="float">
            <text:p>0.349</text:p>
          </table:table-cell>
          <table:table-cell office:value-type="float" office:value="1.567835" calcext:value-type="float">
            <text:p>1.56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ard.D</text:p>
          </table:table-cell>
          <table:table-cell office:value-type="string" calcext:value-type="string">
            <text:p>average</text:p>
          </table:table-cell>
          <table:table-cell office:value-type="float" office:value="0.4652642" calcext:value-type="float">
            <text:p>0.465</text:p>
          </table:table-cell>
          <table:table-cell office:value-type="float" office:value="1.319213" calcext:value-type="float">
            <text:p>1.31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ard.D</text:p>
          </table:table-cell>
          <table:table-cell office:value-type="string" calcext:value-type="string">
            <text:p>average</text:p>
          </table:table-cell>
          <table:table-cell office:value-type="float" office:value="0.6075971" calcext:value-type="float">
            <text:p>0.608</text:p>
          </table:table-cell>
          <table:table-cell office:value-type="float" office:value="1.065828" calcext:value-type="float">
            <text:p>1.06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verage</text:p>
          </table:table-cell>
          <table:table-cell office:value-type="float" office:value="0.5259344" calcext:value-type="float">
            <text:p>0.526</text:p>
          </table:table-cell>
          <table:table-cell office:value-type="float" office:value="1.313243" calcext:value-type="float">
            <text:p>1.31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verage</text:p>
          </table:table-cell>
          <table:table-cell office:value-type="float" office:value="0.6120653" calcext:value-type="float">
            <text:p>0.612</text:p>
          </table:table-cell>
          <table:table-cell office:value-type="float" office:value="1.021317" calcext:value-type="float">
            <text:p>1.021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verage</text:p>
          </table:table-cell>
          <table:table-cell office:value-type="float" office:value="0.6723927" calcext:value-type="float">
            <text:p>0.672</text:p>
          </table:table-cell>
          <table:table-cell office:value-type="float" office:value="0.8018329" calcext:value-type="float">
            <text:p>0.8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00-00-00</text:date>, <text:time style:data-style-name="N2" text:time-value="18:10:52.364040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2:56:28.230444901</meta:creation-date>
    <dc:date>2019-04-02T04:27:26.702888424</dc:date>
    <meta:editing-duration>PT4H42M33S</meta:editing-duration>
    <meta:editing-cycles>9</meta:editing-cycles>
    <meta:generator>LibreOffice/6.1.5.2$Linux_X86_64 LibreOffice_project/10$Build-2</meta:generator>
    <meta:document-statistic meta:table-count="4" meta:cell-count="731" meta:object-count="0"/>
  </office:meta>
</office:document-meta>
</file>